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ca2" officeooo:paragraph-rsid="0012eca2"/>
    </style:style>
    <style:style style:name="P2" style:family="paragraph" style:parent-style-name="Standard">
      <style:text-properties officeooo:rsid="0012eca2" officeooo:paragraph-rsid="0012eca2" fo:background-color="#ffff00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shen van een afgewerkt gedeelte.</text:p>
      <text:p text:style-name="P1"/>
      <text:p text:style-name="P1">Terminator openen van locatie <text:s/><text:span text:style-name="T1">~/Data/DevelopmentSpring/java-spring-basic-blog/java-spring-basic-blog-master</text:span> </text:p>
      <text:p text:style-name="P1"/>
      <text:p text:style-name="P1">Kijken welke branch we werken in ons geval master</text:p>
      <text:p text:style-name="P1"/>
      <text:p text:style-name="P1">~/Data/DevelopmentSpring/java-spring-basic-blog/java-spring-basic-blog-master <text:span text:style-name="T1">(master)</text:span> $ <text:s text:c="9"/></text:p>
      <text:p text:style-name="P1"/>
      <text:p text:style-name="P1"/>
      <text:p text:style-name="P1"/>
      <text:p text:style-name="P1">Opvragen van remote locatie (de bestemming van mijn bestanden)</text:p>
      <text:p text:style-name="P1"/>
      <text:p text:style-name="P1">~/Data/DevelopmentSpring/java-spring-basic-blog/java-spring-basic-blog-master (master) $ git remote -v <text:s text:c="33"/></text:p>
      <text:p text:style-name="P1"/>
      <text:p text:style-name="P1">origin<text:tab/>https://github.com/mvb1966/java-spring-basic-blog.git (fetch)</text:p>
      <text:p text:style-name="P2">origin<text:tab/>https://github.com/mvb1966/java-spring-basic-blog.git (push)</text:p>
      <text:p text:style-name="P1"/>
      <text:p text:style-name="P1">wijzigen van de code</text:p>
      <text:p text:style-name="P1"/>
      <text:p text:style-name="P1"><text:span text:style-name="T1">git add . </text:span>(spaties niet vergeten)</text:p>
      <text:p text:style-name="P1"/>
      <text:p text:style-name="P2">git commit -m ‘message’</text:p>
      <text:p text:style-name="P1"/>
      <text:p text:style-name="P2">git push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21:22:43.517546781</meta:creation-date>
    <dc:date>2022-06-24T21:34:34.221466634</dc:date>
    <meta:editing-duration>PT1M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1" meta:character-count="721" meta:non-whitespace-character-count="626"/>
  </office:meta>
</office:document-meta>
</file>